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64d2" officeooo:paragraph-rsid="00046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黑客精神</text:p>
      <text:p text:style-name="P1"><text:s/>自由，共享，平等，随意</text:p>
      <text:p text:style-name="P1"/>
      <text:p text:style-name="P1">2.黑客守则</text:p>
      <text:p text:style-name="P1"><text:s text:c="8"/>统，这样只会给你带来麻烦。恶意破坏他人的软件将导致法律责任，如果你只是使用电脑，那仅为非法使用。注意，千万不要破坏别人的软件或资料。</text:p>
      <text:p text:style-name="P1"><text:s text:c="8"/>任何系统地文件，如果你是为了要进入系统而修改它，请在达到目的后将它改回原状。</text:p>
      <text:p text:style-name="P1"><text:tab/>不要轻易地将你要hack的站台告诉你不信任的朋友。</text:p>
      <text:p text:style-name="P1"><text:tab/>不要在bbs上谈论你hack的任何事情。</text:p>
      <text:p text:style-name="P1"><text:tab/>在post文章的时候不要使用真名。</text:p>
      <text:p text:style-name="P1"><text:tab/>正在入侵的时候，不要随意离开你的电脑。</text:p>
      <text:p text:style-name="P1"><text:tab/>不要侵入或破坏政府机关的主机。</text:p>
      <text:p text:style-name="P1"><text:tab/>不要在电话中谈论你hack的任何事情。</text:p>
      <text:p text:style-name="P1"><text:tab/>你的笔记放在安全的地方。</text:p>
      <text:p text:style-name="P1"><text:tab/>想要成为hacker就要真正的hacking，读遍所有有关系统安全或系统漏洞的文件（当然这些文件是用英文写的）。</text:p>
      <text:p text:style-name="P1"><text:tab/>已侵入电脑中的账号不得清除或涂改。</text:p>
      <text:p text:style-name="P1"><text:tab/>不得修改系统档案，如果为了隐藏自己的侵入而做的修改则不在此限，但仍须维持原来系统的安全性，不得因得到系统地控制权而将门户大开。</text:p>
      <text:p text:style-name="P1"><text:tab/>不要将你已破解的账号分享与你的朋友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5:48:00.170832216</meta:creation-date>
    <dc:date>2015-05-02T16:08:26.840991567</dc:date>
    <meta:editing-duration>PT5M16S</meta:editing-duration>
    <meta:editing-cycles>1</meta:editing-cycles>
    <meta:document-statistic meta:table-count="0" meta:image-count="0" meta:object-count="0" meta:page-count="1" meta:paragraph-count="16" meta:word-count="381" meta:character-count="436" meta:non-whitespace-character-count="408"/>
    <meta:generator>LibreOffice/4.3.7.2$Linux_X86_64 LibreOffice_project/430m0$Build-2</meta:generator>
  </office:meta>
</office:document-meta>
</file>